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30000027F98DDAFC1462946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.3701in" svg:height="2.1299in" draw:z-index="0"><draw:image xlink:href="Pictures/10000000000003F30000027F98DDAFC1462946D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2:19:31.796720248</meta:creation-date>
    <meta:editing-cycles>0</meta:editing-cycles>
    <meta:editing-duration>P0D</meta:editing-duration>
    <meta:generator>LibreOffice/7.0.4.2$Linux_X86_64 LibreOffice_project/0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